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5.4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3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85cm" fo:min-width="3.7cm"/>
    </style:style>
    <style:style style:name="gr4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85cm" fo:min-width="3.4cm"/>
    </style:style>
    <style:style style:name="gr5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85cm" fo:min-width="3.1cm"/>
    </style:style>
    <style:style style:name="gr6" style:family="graphic" style:parent-style-name="standard">
      <style:graphic-properties draw:textarea-horizontal-align="justify" draw:textarea-vertical-align="middle" draw:auto-grow-height="false" fo:min-height="1.85cm" fo:min-width="3.9cm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3.4cm"/>
    </style:style>
    <style:style style:name="gr8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65cm" fo:min-width="3.1cm"/>
    </style:style>
    <style:style style:name="gr9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95cm" fo:min-width="3.4cm"/>
    </style:style>
    <style:style style:name="gr10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95cm" fo:min-width="3.9cm"/>
    </style:style>
    <style:style style:name="gr11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2.05cm" fo:min-width="3.7cm"/>
    </style:style>
    <style:style style:name="gr12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85cm" fo:min-width="3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5.9cm" svg:height="2.2cm" svg:x="11cm" svg:y="1.5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1.8cm" svg:x="1.5cm" svg:y="6.5cm">
          <text:p text:style-name="P1">Fil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2.1cm" svg:x="6.7cm" svg:y="6.4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2.1cm" svg:x="20.4cm" svg:y="6.4cm">
          <text:p text:style-name="P1">Food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2.1cm" svg:x="16.1cm" svg:y="6.4cm">
          <text:p text:style-name="P1">Carrell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cm" svg:height="2.1cm" svg:x="1.4cm" svg:y="10.8cm">
          <text:p text:style-name="P1">proiezio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cm" svg:height="2.6cm" svg:x="1.6cm" svg:y="14.6cm">
          <text:p text:style-name="P1">Film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6cm" svg:height="1.9cm" svg:x="8.6cm" svg:y="11.1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9cm" svg:height="2.2cm" svg:x="14.6cm" svg:y="11cm">
          <text:p text:style-name="P1">Sala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cm" svg:height="2.2cm" svg:x="22.2cm" svg:y="10.8cm">
          <text:p text:style-name="P1">Fil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2.3cm" svg:x="14.8cm" svg:y="14.8cm">
          <text:p text:style-name="P1">Posto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3.9cm" svg:y1="3.7cm" svg:x2="3.4cm" svg:y2="6.5cm">
          <text:p/>
        </draw:line>
        <draw:line draw:style-name="gr12" draw:text-style-name="P3" draw:layer="layout" svg:x1="13.9cm" svg:y1="3.7cm" svg:x2="24.9cm" svg:y2="6.3cm">
          <text:p/>
        </draw:line>
        <draw:line draw:style-name="gr12" draw:text-style-name="P3" draw:layer="layout" svg:x1="14.1cm" svg:y1="3.7cm" svg:x2="9.9cm" svg:y2="6.4cm">
          <text:p/>
        </draw:line>
        <draw:line draw:style-name="gr12" draw:text-style-name="P3" draw:layer="layout" svg:x1="13.9cm" svg:y1="3.6cm" svg:x2="16.9cm" svg:y2="6.3cm">
          <text:p/>
        </draw:line>
        <draw:line draw:style-name="gr12" draw:text-style-name="P3" draw:layer="layout" svg:x1="3.4cm" svg:y1="8.3cm" svg:x2="3.3cm" svg:y2="10.8cm">
          <text:p/>
        </draw:line>
        <draw:line draw:style-name="gr12" draw:text-style-name="P3" draw:layer="layout" svg:x1="3.3cm" svg:y1="12.9cm" svg:x2="3.3cm" svg:y2="14.6cm">
          <text:p/>
        </draw:line>
        <draw:line draw:style-name="gr12" draw:text-style-name="P3" draw:layer="layout" svg:x1="8.7cm" svg:y1="8.5cm" svg:x2="10.113cm" svg:y2="11.049cm">
          <text:p/>
        </draw:line>
        <draw:line draw:style-name="gr12" draw:text-style-name="P3" draw:layer="layout" svg:x1="8.6cm" svg:y1="12.3cm" svg:x2="5.6cm" svg:y2="12.4cm">
          <text:p/>
        </draw:line>
        <draw:line draw:style-name="gr12" draw:text-style-name="P3" draw:layer="layout" svg:x1="12.4cm" svg:y1="12.1cm" svg:x2="16cm" svg:y2="8.8cm">
          <text:p/>
        </draw:line>
        <draw:line draw:style-name="gr12" draw:text-style-name="P3" draw:layer="layout" svg:x1="17.2cm" svg:y1="8.9cm" svg:x2="17.2cm" svg:y2="11cm">
          <text:p/>
        </draw:line>
        <draw:line draw:style-name="gr12" draw:text-style-name="P3" draw:layer="layout" svg:x1="16.5cm" svg:y1="13.3cm" svg:x2="16.9cm" svg:y2="14.9cm">
          <text:p/>
        </draw:line>
        <draw:line draw:style-name="gr12" draw:text-style-name="P3" draw:layer="layout" svg:x1="24.9cm" svg:y1="8.7cm" svg:x2="25cm" svg:y2="10.8cm">
          <text:p/>
        </draw:line>
        <draw:line draw:style-name="gr12" draw:text-style-name="P3" draw:layer="layout" svg:x1="11.7cm" svg:y1="11.1cm" svg:x2="23.6cm" svg:y2="8.7cm">
          <text:p/>
        </draw:line>
        <draw:line draw:style-name="gr12" draw:text-style-name="P3" draw:layer="layout" svg:x1="5.5cm" svg:y1="16.4cm" svg:x2="14.7cm" svg:y2="12.7cm">
          <text:p/>
        </draw:line>
        <draw:custom-shape draw:style-name="gr13" draw:text-style-name="P1" draw:layer="layout" svg:width="4.1cm" svg:height="2.1cm" svg:x="24.6cm" svg:y="6.4cm">
          <text:p text:style-name="P1">Coming soon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3.9cm" svg:y1="3.721cm" svg:x2="24.9cm" svg:y2="6.321cm">
          <text:p/>
        </draw:line>
        <draw:line draw:style-name="gr12" draw:text-style-name="P3" draw:layer="layout" svg:x1="14.2cm" svg:y1="3.8cm" svg:x2="20.8cm" svg:y2="6.4cm">
          <text:p/>
        </draw:line>
        <draw:custom-shape draw:style-name="gr5" draw:text-style-name="P1" draw:layer="layout" svg:width="3.6cm" svg:height="2.1cm" svg:x="12cm" svg:y="6.4cm">
          <text:p text:style-name="P1">About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3.9cm" svg:y1="3.8cm" svg:x2="14.1cm" svg:y2="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3:06:40.116000000</meta:creation-date>
    <dc:date>2016-07-26T15:32:14.019000000</dc:date>
    <meta:editing-duration>PT18M7S</meta:editing-duration>
    <meta:editing-cycles>3</meta:editing-cycles>
    <meta:generator>LibreOffice/5.1.4.2$Windows_x86 LibreOffice_project/f99d75f39f1c57ebdd7ffc5f42867c12031db97a</meta:generator>
    <meta:document-statistic meta:object-count="30"/>
  </office:meta>
</office:document-meta>
</file>